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mm"/>
    </style:style>
    <style:style style:name="co2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11.77mm"/>
    </style:style>
    <style:style style:name="co4" style:family="table-column">
      <style:table-column-properties fo:break-before="auto" style:column-width="8.68mm"/>
    </style:style>
    <style:style style:name="co5" style:family="table-column">
      <style:table-column-properties fo:break-before="auto" style:column-width="71.9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ta1" style:family="table" style:master-page-name="PageStyle_5f_Dados_20_Lidos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ext-properties style:font-name="Calibri" style:font-name-asian="Microsoft YaHei" style:font-name-complex="Calibri"/>
    </style:style>
    <style:style style:name="ce2" style:family="table-cell" style:parent-style-name="Default">
      <style:table-cell-properties fo:background-color="#d6dce5" style:diagonal-bl-tr="none" style:diagonal-tl-br="none" fo:border="0.74pt solid #000000" style:rotation-align="none"/>
    </style:style>
    <style:style style:name="ce9" style:family="table-cell" style:parent-style-name="Default" style:data-style-name="N20000">
      <style:table-cell-properties fo:background-color="#d6dce5" style:diagonal-bl-tr="none" style:diagonal-tl-br="none" fo:border="0.74pt solid #000000" style:rotation-align="none"/>
    </style:style>
    <style:style style:name="ce10" style:family="table-cell" style:parent-style-name="Default" style:data-style-name="N20000">
      <style:table-cell-properties style:diagonal-bl-tr="none" style:diagonal-tl-br="none" fo:border="0.74pt solid #000000" style:rotation-align="none"/>
    </style:style>
    <style:style style:name="ce11" style:family="table-cell" style:parent-style-name="Default" style:data-style-name="N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dos Lidos" table:style-name="ta1" table:print-ranges="'Dados Lidos'.A1:'Dados Lidos'.R44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Programa: OSP CPU 2 - Valores dos dados estatístic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e: Raul Terra Ferrã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SP.cpu1</text:p>
          </table:table-cell>
          <table:table-cell table:number-columns-repeated="7"/>
          <table:table-cell office:value-type="string" calcext:value-type="string">
            <text:p>OSP.cpu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quivo de parâmetros: Par.baixo</text:p>
          </table:table-cell>
          <table:table-cell table:number-columns-repeated="7"/>
          <table:table-cell office:value-type="string" calcext:value-type="string">
            <text:p>Arquivo de parâmetros: Par.baixo</text:p>
          </table:table-cell>
          <table:table-cell table:number-columns-repeated="7"/>
          <table:table-cell table:style-name="ce3" office:value-type="string" calcext:value-type="string">
            <text:p>p=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xec 1</text:p>
          </table:table-cell>
          <table:table-cell table:style-name="ce1" office:value-type="string" calcext:value-type="string">
            <text:p>Exec 2</text:p>
          </table:table-cell>
          <table:table-cell table:style-name="ce1" office:value-type="string" calcext:value-type="string">
            <text:p>Exec 3</text:p>
          </table:table-cell>
          <table:table-cell table:style-name="ce1" office:value-type="string" calcext:value-type="string">
            <text:p>Exec 4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DP</text:p>
          </table:table-cell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xec 1</text:p>
          </table:table-cell>
          <table:table-cell table:style-name="ce1" office:value-type="string" calcext:value-type="string">
            <text:p>Exec 2</text:p>
          </table:table-cell>
          <table:table-cell table:style-name="ce1" office:value-type="string" calcext:value-type="string">
            <text:p>Exec 3</text:p>
          </table:table-cell>
          <table:table-cell table:style-name="ce1" office:value-type="string" calcext:value-type="string">
            <text:p>Exec 4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DP</text:p>
          </table:table-cell>
          <table:table-cell/>
          <table:table-cell table:style-name="ce1" office:value-type="string" calcext:value-type="string">
            <text:p>Teste t</text:p>
          </table:table-cell>
          <table:table-cell table:style-name="ce5" office:value-type="string" calcext:value-type="string">
            <text:p>Interpretação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tal num of processes created 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27" calcext:value-type="float">
            <text:p>127</text:p>
          </table:table-cell>
          <table:table-cell table:style-name="ce1" table:formula="of:=IF([.E8]=&quot;&quot;;&quot;&quot;;AVERAGE([.B8:.E8]))" office:value-type="float" office:value="134" calcext:value-type="float">
            <text:p>134</text:p>
          </table:table-cell>
          <table:table-cell table:style-name="ce1" table:formula="of:=IF([.E8]=&quot;&quot;;&quot;&quot;;COM.MICROSOFT.STDEV.S([.B8:.E8]))" office:value-type="float" office:value="8.36660026534076" calcext:value-type="float">
            <text:p>8.36660026534076</text:p>
          </table:table-cell>
          <table:table-cell/>
          <table:table-cell table:style-name="ce1" office:value-type="string" calcext:value-type="string">
            <text:p>Total num of processes created 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35" calcext:value-type="float">
            <text:p>135</text:p>
          </table:table-cell>
          <table:table-cell table:style-name="ce1" table:formula="of:=IF([.M8]=&quot;&quot;;&quot;&quot;;AVERAGE([.J8:.M8]))" office:value-type="float" office:value="130.75" calcext:value-type="float">
            <text:p>130.75</text:p>
          </table:table-cell>
          <table:table-cell table:style-name="ce1" table:formula="of:=IF([.M8]=&quot;&quot;;&quot;&quot;;COM.MICROSOFT.STDEV.S([.J8:.M8]))" office:value-type="float" office:value="7.9320026895272" calcext:value-type="float">
            <text:p>7.9320026895272</text:p>
          </table:table-cell>
          <table:table-cell/>
          <table:table-cell table:style-name="ce1" table:formula="of:=IF(OR([.F8]=&quot;&quot;;[.N8]=&quot;&quot;);&quot;&quot;;TTEST([.B8:.E8];[.J8:.M8];2;1))" office:value-type="float" office:value="0.636922001395272" calcext:value-type="float">
            <text:p>0.636922001395272</text:p>
          </table:table-cell>
          <table:table-cell table:style-name="ce1" table:formula="of:=IF([.Q8]=&quot;&quot;;&quot;&quot;;IF([.Q8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PU time used </text:p>
          </table:table-cell>
          <table:table-cell table:style-name="ce9" office:value-type="float" office:value="37137" calcext:value-type="float">
            <text:p>37137</text:p>
          </table:table-cell>
          <table:table-cell table:style-name="ce9" office:value-type="float" office:value="39628" calcext:value-type="float">
            <text:p>39628</text:p>
          </table:table-cell>
          <table:table-cell table:style-name="ce9" office:value-type="float" office:value="38060" calcext:value-type="float">
            <text:p>38060</text:p>
          </table:table-cell>
          <table:table-cell table:style-name="ce9" office:value-type="float" office:value="34528" calcext:value-type="float">
            <text:p>34528</text:p>
          </table:table-cell>
          <table:table-cell table:style-name="ce1" table:formula="of:=IF([.E9]=&quot;&quot;;&quot;&quot;;AVERAGE([.B9:.E9]))" office:value-type="float" office:value="37338.25" calcext:value-type="float">
            <text:p>37338.25</text:p>
          </table:table-cell>
          <table:table-cell table:style-name="ce1" table:formula="of:=IF([.E9]=&quot;&quot;;&quot;&quot;;COM.MICROSOFT.STDEV.S([.B9:.E9]))" office:value-type="float" office:value="2137.12304668371" calcext:value-type="float">
            <text:p>2137.12304668371</text:p>
          </table:table-cell>
          <table:table-cell/>
          <table:table-cell table:style-name="ce1" office:value-type="string" calcext:value-type="string">
            <text:p>CPU time used </text:p>
          </table:table-cell>
          <table:table-cell table:style-name="ce2" office:value-type="float" office:value="38757" calcext:value-type="float">
            <text:p>38757</text:p>
          </table:table-cell>
          <table:table-cell table:style-name="ce2" office:value-type="float" office:value="40022" calcext:value-type="float">
            <text:p>40022</text:p>
          </table:table-cell>
          <table:table-cell table:style-name="ce2" office:value-type="float" office:value="39623" calcext:value-type="float">
            <text:p>39623</text:p>
          </table:table-cell>
          <table:table-cell table:style-name="ce2" office:value-type="float" office:value="36940" calcext:value-type="float">
            <text:p>36940</text:p>
          </table:table-cell>
          <table:table-cell table:style-name="ce1" table:formula="of:=IF([.M9]=&quot;&quot;;&quot;&quot;;AVERAGE([.J9:.M9]))" office:value-type="float" office:value="38835.5" calcext:value-type="float">
            <text:p>38835.5</text:p>
          </table:table-cell>
          <table:table-cell table:style-name="ce1" table:formula="of:=IF([.M9]=&quot;&quot;;&quot;&quot;;COM.MICROSOFT.STDEV.S([.J9:.M9]))" office:value-type="float" office:value="1369.55235995805" calcext:value-type="float">
            <text:p>1369.55235995805</text:p>
          </table:table-cell>
          <table:table-cell/>
          <table:table-cell table:style-name="ce1" table:formula="of:=IF(OR([.F9]=&quot;&quot;;[.N9]=&quot;&quot;);&quot;&quot;;TTEST([.B9:.E9];[.J9:.M9];2;1))" office:value-type="float" office:value="0.0367085450111233" calcext:value-type="float">
            <text:p>0.036708545011123</text:p>
          </table:table-cell>
          <table:table-cell table:style-name="ce1" table:formula="of:=IF([.Q9]=&quot;&quot;;&quot;&quot;;IF([.Q9]&gt;[.$R$6];&quot;Médias iguais&quot;;&quot;Médias diferentes&quot;))" office:value-type="string" office:string-value="Médias diferentes" calcext:value-type="string">
            <text:p>Médias diferente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PU utilization </text:p>
          </table:table-cell>
          <table:table-cell table:style-name="ce9" office:value-type="float" office:value="0.7426" calcext:value-type="float">
            <text:p>0.7426</text:p>
          </table:table-cell>
          <table:table-cell table:style-name="ce9" office:value-type="float" office:value="0.7924" calcext:value-type="float">
            <text:p>0.7924</text:p>
          </table:table-cell>
          <table:table-cell table:style-name="ce9" office:value-type="float" office:value="0.7612" calcext:value-type="float">
            <text:p>0.7612</text:p>
          </table:table-cell>
          <table:table-cell table:style-name="ce9" office:value-type="float" office:value="0.6906" calcext:value-type="float">
            <text:p>0.6906</text:p>
          </table:table-cell>
          <table:table-cell table:style-name="ce10" table:formula="of:=IF([.E10]=&quot;&quot;;&quot;&quot;;AVERAGE([.B10:.E10]))" office:value-type="float" office:value="0.7467" calcext:value-type="float">
            <text:p>0.7467</text:p>
          </table:table-cell>
          <table:table-cell table:style-name="ce10" table:formula="of:=IF([.E10]=&quot;&quot;;&quot;&quot;;COM.MICROSOFT.STDEV.S([.B10:.E10]))" office:value-type="float" office:value="0.042672239219427" calcext:value-type="float">
            <text:p>0.042672239219427</text:p>
          </table:table-cell>
          <table:table-cell/>
          <table:table-cell table:style-name="ce1" office:value-type="string" calcext:value-type="string">
            <text:p>CPU utilization </text:p>
          </table:table-cell>
          <table:table-cell table:style-name="ce2" office:value-type="float" office:value="0.7751" calcext:value-type="float">
            <text:p>0.7751</text:p>
          </table:table-cell>
          <table:table-cell table:style-name="ce2" office:value-type="float" office:value="0.8004" calcext:value-type="float">
            <text:p>0.8004</text:p>
          </table:table-cell>
          <table:table-cell table:style-name="ce2" office:value-type="float" office:value="0.7925" calcext:value-type="float">
            <text:p>0.7925</text:p>
          </table:table-cell>
          <table:table-cell table:style-name="ce2" office:value-type="float" office:value="0.7388" calcext:value-type="float">
            <text:p>0.7388</text:p>
          </table:table-cell>
          <table:table-cell table:style-name="ce1" table:formula="of:=IF([.M10]=&quot;&quot;;&quot;&quot;;AVERAGE([.J10:.M10]))" office:value-type="float" office:value="0.7767" calcext:value-type="float">
            <text:p>0.7767</text:p>
          </table:table-cell>
          <table:table-cell table:style-name="ce1" table:formula="of:=IF([.M10]=&quot;&quot;;&quot;&quot;;COM.MICROSOFT.STDEV.S([.J10:.M10]))" office:value-type="float" office:value="0.0273879535562627" calcext:value-type="float">
            <text:p>0.027387953556263</text:p>
          </table:table-cell>
          <table:table-cell/>
          <table:table-cell table:style-name="ce1" table:formula="of:=IF(OR([.F10]=&quot;&quot;;[.N10]=&quot;&quot;);&quot;&quot;;TTEST([.B10:.E10];[.J10:.M10];2;1))" office:value-type="float" office:value="0.0361930195309621" calcext:value-type="float">
            <text:p>0.036193019530962</text:p>
          </table:table-cell>
          <table:table-cell table:style-name="ce1" table:formula="of:=IF([.Q10]=&quot;&quot;;&quot;&quot;;IF([.Q10]&gt;[.$R$6];&quot;Médias iguais&quot;;&quot;Médias diferentes&quot;))" office:value-type="string" office:string-value="Médias diferentes" calcext:value-type="string">
            <text:p>Médias diferente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emory utilization</text:p>
          </table:table-cell>
          <table:table-cell table:style-name="ce9" office:value-type="float" office:value="0.337" calcext:value-type="float">
            <text:p>0.337</text:p>
          </table:table-cell>
          <table:table-cell table:style-name="ce9" office:value-type="float" office:value="0.5255" calcext:value-type="float">
            <text:p>0.5255</text:p>
          </table:table-cell>
          <table:table-cell table:style-name="ce9" office:value-type="float" office:value="0.3857" calcext:value-type="float">
            <text:p>0.3857</text:p>
          </table:table-cell>
          <table:table-cell table:style-name="ce9" office:value-type="float" office:value="0.3595" calcext:value-type="float">
            <text:p>0.3595</text:p>
          </table:table-cell>
          <table:table-cell table:style-name="ce10" table:formula="of:=IF([.E11]=&quot;&quot;;&quot;&quot;;AVERAGE([.B11:.E11]))" office:value-type="float" office:value="0.401925" calcext:value-type="float">
            <text:p>0.401925</text:p>
          </table:table-cell>
          <table:table-cell table:style-name="ce10" table:formula="of:=IF([.E11]=&quot;&quot;;&quot;&quot;;COM.MICROSOFT.STDEV.S([.B11:.E11]))" office:value-type="float" office:value="0.0847529104711652" calcext:value-type="float">
            <text:p>0.084752910471165</text:p>
          </table:table-cell>
          <table:table-cell/>
          <table:table-cell table:style-name="ce1" office:value-type="string" calcext:value-type="string">
            <text:p>Memory utilization</text:p>
          </table:table-cell>
          <table:table-cell table:style-name="ce2" office:value-type="float" office:value="0.5258" calcext:value-type="float">
            <text:p>0.5258</text:p>
          </table:table-cell>
          <table:table-cell table:style-name="ce2" office:value-type="float" office:value="0.4731" calcext:value-type="float">
            <text:p>0.4731</text:p>
          </table:table-cell>
          <table:table-cell table:style-name="ce2" office:value-type="float" office:value="0.6917" calcext:value-type="float">
            <text:p>0.6917</text:p>
          </table:table-cell>
          <table:table-cell table:style-name="ce2" office:value-type="float" office:value="0.505" calcext:value-type="float">
            <text:p>0.505</text:p>
          </table:table-cell>
          <table:table-cell table:style-name="ce1" table:formula="of:=IF([.M11]=&quot;&quot;;&quot;&quot;;AVERAGE([.J11:.M11]))" office:value-type="float" office:value="0.5489" calcext:value-type="float">
            <text:p>0.5489</text:p>
          </table:table-cell>
          <table:table-cell table:style-name="ce1" table:formula="of:=IF([.M11]=&quot;&quot;;&quot;&quot;;COM.MICROSOFT.STDEV.S([.J11:.M11]))" office:value-type="float" office:value="0.0976358882105687" calcext:value-type="float">
            <text:p>0.097635888210569</text:p>
          </table:table-cell>
          <table:table-cell/>
          <table:table-cell table:style-name="ce1" table:formula="of:=IF(OR([.F11]=&quot;&quot;;[.N11]=&quot;&quot;);&quot;&quot;;TTEST([.B11:.E11];[.J11:.M11];2;1))" office:value-type="float" office:value="0.14344088607067" calcext:value-type="float">
            <text:p>0.14344088607067</text:p>
          </table:table-cell>
          <table:table-cell table:style-name="ce1" table:formula="of:=IF([.Q11]=&quot;&quot;;&quot;&quot;;IF([.Q11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ystem throughput ( x 1000 )</text:p>
          </table:table-cell>
          <table:table-cell table:style-name="ce9" office:value-type="float" office:value="2.5396" calcext:value-type="float">
            <text:p>2.5396</text:p>
          </table:table-cell>
          <table:table-cell table:style-name="ce9" office:value-type="float" office:value="2.2794" calcext:value-type="float">
            <text:p>2.2794</text:p>
          </table:table-cell>
          <table:table-cell table:style-name="ce9" office:value-type="float" office:value="2.3" calcext:value-type="float">
            <text:p>2.3</text:p>
          </table:table-cell>
          <table:table-cell table:style-name="ce9" office:value-type="float" office:value="2.16" calcext:value-type="float">
            <text:p>2.16</text:p>
          </table:table-cell>
          <table:table-cell table:style-name="ce10" table:formula="of:=IF([.E12]=&quot;&quot;;&quot;&quot;;AVERAGE([.B12:.E12]))" office:value-type="float" office:value="2.31975" calcext:value-type="float">
            <text:p>2.31975</text:p>
          </table:table-cell>
          <table:table-cell table:style-name="ce10" table:formula="of:=IF([.E12]=&quot;&quot;;&quot;&quot;;COM.MICROSOFT.STDEV.S([.B12:.E12]))" office:value-type="float" office:value="0.159030678382087" calcext:value-type="float">
            <text:p>0.159030678382087</text:p>
          </table:table-cell>
          <table:table-cell/>
          <table:table-cell table:style-name="ce1" office:value-type="string" calcext:value-type="string">
            <text:p>System throughput ( x 1000 )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1" table:formula="of:=IF([.M12]=&quot;&quot;;&quot;&quot;;AVERAGE([.J12:.M12]))" office:value-type="float" office:value="2.17" calcext:value-type="float">
            <text:p>2.17</text:p>
          </table:table-cell>
          <table:table-cell table:style-name="ce1" table:formula="of:=IF([.M12]=&quot;&quot;;&quot;&quot;;COM.MICROSOFT.STDEV.S([.J12:.M12]))" office:value-type="float" office:value="0.213229141222926" calcext:value-type="float">
            <text:p>0.213229141222926</text:p>
          </table:table-cell>
          <table:table-cell/>
          <table:table-cell table:style-name="ce1" table:formula="of:=IF(OR([.F12]=&quot;&quot;;[.N12]=&quot;&quot;);&quot;&quot;;TTEST([.B12:.E12];[.J12:.M12];2;1))" office:value-type="float" office:value="0.416529453488117" calcext:value-type="float">
            <text:p>0.416529453488117</text:p>
          </table:table-cell>
          <table:table-cell table:style-name="ce1" table:formula="of:=IF([.Q12]=&quot;&quot;;&quot;&quot;;IF([.Q12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verage num of processes during simulation </text:p>
          </table:table-cell>
          <table:table-cell table:style-name="ce9" office:value-type="float" office:value="4.3111" calcext:value-type="float">
            <text:p>4.3111</text:p>
          </table:table-cell>
          <table:table-cell table:style-name="ce9" office:value-type="float" office:value="5.6628" calcext:value-type="float">
            <text:p>5.6628</text:p>
          </table:table-cell>
          <table:table-cell table:style-name="ce9" office:value-type="float" office:value="4.1929" calcext:value-type="float">
            <text:p>4.1929</text:p>
          </table:table-cell>
          <table:table-cell table:style-name="ce9" office:value-type="float" office:value="3.8616" calcext:value-type="float">
            <text:p>3.8616</text:p>
          </table:table-cell>
          <table:table-cell table:style-name="ce10" table:formula="of:=IF([.E13]=&quot;&quot;;&quot;&quot;;AVERAGE([.B13:.E13]))" office:value-type="float" office:value="4.5071" calcext:value-type="float">
            <text:p>4.5071</text:p>
          </table:table-cell>
          <table:table-cell table:style-name="ce10" table:formula="of:=IF([.E13]=&quot;&quot;;&quot;&quot;;COM.MICROSOFT.STDEV.S([.B13:.E13]))" office:value-type="float" office:value="0.793609975575744" calcext:value-type="float">
            <text:p>0.793609975575744</text:p>
          </table:table-cell>
          <table:table-cell/>
          <table:table-cell table:style-name="ce1" office:value-type="string" calcext:value-type="string">
            <text:p>Average num of processes during simulation </text:p>
          </table:table-cell>
          <table:table-cell table:style-name="ce2" office:value-type="float" office:value="5.5348" calcext:value-type="float">
            <text:p>5.5348</text:p>
          </table:table-cell>
          <table:table-cell table:style-name="ce2" office:value-type="float" office:value="5.1741" calcext:value-type="float">
            <text:p>5.1741</text:p>
          </table:table-cell>
          <table:table-cell table:style-name="ce2" office:value-type="float" office:value="6.5795" calcext:value-type="float">
            <text:p>6.5795</text:p>
          </table:table-cell>
          <table:table-cell table:style-name="ce2" office:value-type="float" office:value="5.8381" calcext:value-type="float">
            <text:p>5.8381</text:p>
          </table:table-cell>
          <table:table-cell table:style-name="ce1" table:formula="of:=IF([.M13]=&quot;&quot;;&quot;&quot;;AVERAGE([.J13:.M13]))" office:value-type="float" office:value="5.781625" calcext:value-type="float">
            <text:p>5.781625</text:p>
          </table:table-cell>
          <table:table-cell table:style-name="ce1" table:formula="of:=IF([.M13]=&quot;&quot;;&quot;&quot;;COM.MICROSOFT.STDEV.S([.J13:.M13]))" office:value-type="float" office:value="0.597160823536396" calcext:value-type="float">
            <text:p>0.597160823536396</text:p>
          </table:table-cell>
          <table:table-cell/>
          <table:table-cell table:style-name="ce1" table:formula="of:=IF(OR([.F13]=&quot;&quot;;[.N13]=&quot;&quot;);&quot;&quot;;TTEST([.B13:.E13];[.J13:.M13];2;1))" office:value-type="float" office:value="0.138432312187177" calcext:value-type="float">
            <text:p>0.138432312187177</text:p>
          </table:table-cell>
          <table:table-cell table:style-name="ce1" table:formula="of:=IF([.Q13]=&quot;&quot;;&quot;&quot;;IF([.Q13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verage CPU time per process <text:s/></text:p>
          </table:table-cell>
          <table:table-cell table:style-name="ce9" office:value-type="float" office:value="263.6575" calcext:value-type="float">
            <text:p>263.6575</text:p>
          </table:table-cell>
          <table:table-cell table:style-name="ce9" office:value-type="float" office:value="313.2782" calcext:value-type="float">
            <text:p>313.2782</text:p>
          </table:table-cell>
          <table:table-cell table:style-name="ce9" office:value-type="float" office:value="298.2308" calcext:value-type="float">
            <text:p>298.2308</text:p>
          </table:table-cell>
          <table:table-cell table:style-name="ce9" office:value-type="float" office:value="306.9764" calcext:value-type="float">
            <text:p>306.9764</text:p>
          </table:table-cell>
          <table:table-cell table:style-name="ce10" table:formula="of:=IF([.E14]=&quot;&quot;;&quot;&quot;;AVERAGE([.B14:.E14]))" office:value-type="float" office:value="295.535725" calcext:value-type="float">
            <text:p>295.535725</text:p>
          </table:table-cell>
          <table:table-cell table:style-name="ce10" table:formula="of:=IF([.E14]=&quot;&quot;;&quot;&quot;;COM.MICROSOFT.STDEV.S([.B14:.E14]))" office:value-type="float" office:value="22.1296868631822" calcext:value-type="float">
            <text:p>22.1296868631822</text:p>
          </table:table-cell>
          <table:table-cell/>
          <table:table-cell table:style-name="ce1" office:value-type="string" calcext:value-type="string">
            <text:p>Average CPU time per process <text:s/></text:p>
          </table:table-cell>
          <table:table-cell table:style-name="ce2" office:value-type="float" office:value="319.9766" calcext:value-type="float">
            <text:p>319.9766</text:p>
          </table:table-cell>
          <table:table-cell table:style-name="ce2" office:value-type="float" office:value="299.6187" calcext:value-type="float">
            <text:p>299.6187</text:p>
          </table:table-cell>
          <table:table-cell table:style-name="ce2" office:value-type="float" office:value="344.6198" calcext:value-type="float">
            <text:p>344.6198</text:p>
          </table:table-cell>
          <table:table-cell table:style-name="ce2" office:value-type="float" office:value="291.8593" calcext:value-type="float">
            <text:p>291.8593</text:p>
          </table:table-cell>
          <table:table-cell table:style-name="ce1" table:formula="of:=IF([.M14]=&quot;&quot;;&quot;&quot;;AVERAGE([.J14:.M14]))" office:value-type="float" office:value="314.0186" calcext:value-type="float">
            <text:p>314.0186</text:p>
          </table:table-cell>
          <table:table-cell table:style-name="ce1" table:formula="of:=IF([.M14]=&quot;&quot;;&quot;&quot;;COM.MICROSOFT.STDEV.S([.J14:.M14]))" office:value-type="float" office:value="23.5960653636717" calcext:value-type="float">
            <text:p>23.5960653636717</text:p>
          </table:table-cell>
          <table:table-cell/>
          <table:table-cell table:style-name="ce1" table:formula="of:=IF(OR([.F14]=&quot;&quot;;[.N14]=&quot;&quot;);&quot;&quot;;TTEST([.B14:.E14];[.J14:.M14];2;1))" office:value-type="float" office:value="0.404329200917193" calcext:value-type="float">
            <text:p>0.404329200917193</text:p>
          </table:table-cell>
          <table:table-cell table:style-name="ce1" table:formula="of:=IF([.Q14]=&quot;&quot;;&quot;&quot;;IF([.Q14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verage waiting time per process</text:p>
          </table:table-cell>
          <table:table-cell table:style-name="ce9" office:value-type="float" office:value="1216.7123" calcext:value-type="float">
            <text:p>1216.7123</text:p>
          </table:table-cell>
          <table:table-cell table:style-name="ce9" office:value-type="float" office:value="1829.1278" calcext:value-type="float">
            <text:p>1829.1278</text:p>
          </table:table-cell>
          <table:table-cell table:style-name="ce9" office:value-type="float" office:value="1317.7231" calcext:value-type="float">
            <text:p>1317.7231</text:p>
          </table:table-cell>
          <table:table-cell table:style-name="ce9" office:value-type="float" office:value="1240.8583" calcext:value-type="float">
            <text:p>1240.8583</text:p>
          </table:table-cell>
          <table:table-cell table:style-name="ce10" table:formula="of:=IF([.E15]=&quot;&quot;;&quot;&quot;;AVERAGE([.B15:.E15]))" office:value-type="float" office:value="1401.105375" calcext:value-type="float">
            <text:p>1401.105375</text:p>
          </table:table-cell>
          <table:table-cell table:style-name="ce10" table:formula="of:=IF([.E15]=&quot;&quot;;&quot;&quot;;COM.MICROSOFT.STDEV.S([.B15:.E15]))" office:value-type="float" office:value="288.580278398154" calcext:value-type="float">
            <text:p>288.580278398154</text:p>
          </table:table-cell>
          <table:table-cell/>
          <table:table-cell table:style-name="ce1" office:value-type="string" calcext:value-type="string">
            <text:p>Average waiting time per process</text:p>
          </table:table-cell>
          <table:table-cell table:style-name="ce2" office:value-type="float" office:value="1856.9922" calcext:value-type="float">
            <text:p>1856.9922</text:p>
          </table:table-cell>
          <table:table-cell table:style-name="ce2" office:value-type="float" office:value="1571.1511" calcext:value-type="float">
            <text:p>1571.1511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float" office:value="1886.1704" calcext:value-type="float">
            <text:p>1886.1704</text:p>
          </table:table-cell>
          <table:table-cell table:style-name="ce1" table:formula="of:=IF([.M15]=&quot;&quot;;&quot;&quot;;AVERAGE([.J15:.M15]))" office:value-type="float" office:value="1925.828425" calcext:value-type="float">
            <text:p>1925.828425</text:p>
          </table:table-cell>
          <table:table-cell table:style-name="ce1" table:formula="of:=IF([.M15]=&quot;&quot;;&quot;&quot;;COM.MICROSOFT.STDEV.S([.J15:.M15]))" office:value-type="float" office:value="339.91915586714" calcext:value-type="float">
            <text:p>339.91915586714</text:p>
          </table:table-cell>
          <table:table-cell/>
          <table:table-cell table:style-name="ce1" table:formula="of:=IF(OR([.F15]=&quot;&quot;;[.N15]=&quot;&quot;);&quot;&quot;;TTEST([.B15:.E15];[.J15:.M15];2;1))" office:value-type="float" office:value="0.157383027535569" calcext:value-type="float">
            <text:p>0.157383027535569</text:p>
          </table:table-cell>
          <table:table-cell table:style-name="ce1" table:formula="of:=IF([.Q15]=&quot;&quot;;&quot;&quot;;IF([.Q15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verage turnaround time per process</text:p>
          </table:table-cell>
          <table:table-cell table:style-name="ce9" office:value-type="float" office:value="1476.637" calcext:value-type="float">
            <text:p>1476.637</text:p>
          </table:table-cell>
          <table:table-cell table:style-name="ce9" office:value-type="float" office:value="2129.4135" calcext:value-type="float">
            <text:p>2129.4135</text:p>
          </table:table-cell>
          <table:table-cell table:style-name="ce9" office:value-type="float" office:value="1612.6692" calcext:value-type="float">
            <text:p>1612.6692</text:p>
          </table:table-cell>
          <table:table-cell table:style-name="ce9" office:value-type="float" office:value="1520.315" calcext:value-type="float">
            <text:p>1520.315</text:p>
          </table:table-cell>
          <table:table-cell table:style-name="ce10" table:formula="of:=IF([.E16]=&quot;&quot;;&quot;&quot;;AVERAGE([.B16:.E16]))" office:value-type="float" office:value="1684.758675" calcext:value-type="float">
            <text:p>1684.758675</text:p>
          </table:table-cell>
          <table:table-cell table:style-name="ce10" table:formula="of:=IF([.E16]=&quot;&quot;;&quot;&quot;;COM.MICROSOFT.STDEV.S([.B16:.E16]))" office:value-type="float" office:value="301.811839647303" calcext:value-type="float">
            <text:p>301.811839647303</text:p>
          </table:table-cell>
          <table:table-cell/>
          <table:table-cell table:style-name="ce1" office:value-type="string" calcext:value-type="string">
            <text:p>Average turnaround time per process</text:p>
          </table:table-cell>
          <table:table-cell table:style-name="ce2" office:value-type="float" office:value="2162.0312" calcext:value-type="float">
            <text:p>2162.0312</text:p>
          </table:table-cell>
          <table:table-cell table:style-name="ce2" office:value-type="float" office:value="1861.1942" calcext:value-type="float">
            <text:p>1861.1942</text:p>
          </table:table-cell>
          <table:table-cell table:style-name="ce2" office:value-type="float" office:value="2718.7934" calcext:value-type="float">
            <text:p>2718.7934</text:p>
          </table:table-cell>
          <table:table-cell table:style-name="ce2" office:value-type="float" office:value="2162.2593" calcext:value-type="float">
            <text:p>2162.2593</text:p>
          </table:table-cell>
          <table:table-cell table:style-name="ce1" table:formula="of:=IF([.M16]=&quot;&quot;;&quot;&quot;;AVERAGE([.J16:.M16]))" office:value-type="float" office:value="2226.069525" calcext:value-type="float">
            <text:p>2226.069525</text:p>
          </table:table-cell>
          <table:table-cell table:style-name="ce1" table:formula="of:=IF([.M16]=&quot;&quot;;&quot;&quot;;COM.MICROSOFT.STDEV.S([.J16:.M16]))" office:value-type="float" office:value="357.809759356481" calcext:value-type="float">
            <text:p>357.809759356481</text:p>
          </table:table-cell>
          <table:table-cell/>
          <table:table-cell table:style-name="ce1" table:formula="of:=IF(OR([.F16]=&quot;&quot;;[.N16]=&quot;&quot;);&quot;&quot;;TTEST([.B16:.E16];[.J16:.M16];2;1))" office:value-type="float" office:value="0.158212461656096" calcext:value-type="float">
            <text:p>0.158212461656096</text:p>
          </table:table-cell>
          <table:table-cell table:style-name="ce1" table:formula="of:=IF([.Q16]=&quot;&quot;;&quot;&quot;;IF([.Q16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OSP.cpu1</text:p>
          </table:table-cell>
          <table:table-cell table:number-columns-repeated="7"/>
          <table:table-cell table:style-name="ce7" office:value-type="string" calcext:value-type="string">
            <text:p>OSP.cpu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quivo de parâmetros: Par.medio</text:p>
          </table:table-cell>
          <table:table-cell table:number-columns-repeated="7"/>
          <table:table-cell office:value-type="string" calcext:value-type="string">
            <text:p>Arquivo de parâmetros: Par.medio</text:p>
          </table:table-cell>
          <table:table-cell table:number-columns-repeated="7"/>
          <table:table-cell table:style-name="ce3" office:value-type="string" calcext:value-type="string">
            <text:p>p=</text:p>
          </table:table-cell>
          <table:table-cell table:style-name="ce4" table:formula="of:=[.$R$6]" office:value-type="float" office:value="0.05" calcext:value-type="float">
            <text:p>0.0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xec 1</text:p>
          </table:table-cell>
          <table:table-cell table:style-name="ce1" office:value-type="string" calcext:value-type="string">
            <text:p>Exec 2</text:p>
          </table:table-cell>
          <table:table-cell table:style-name="ce1" office:value-type="string" calcext:value-type="string">
            <text:p>Exec 3</text:p>
          </table:table-cell>
          <table:table-cell table:style-name="ce1" office:value-type="string" calcext:value-type="string">
            <text:p>Exec 4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DP</text:p>
          </table:table-cell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xec 1</text:p>
          </table:table-cell>
          <table:table-cell table:style-name="ce1" office:value-type="string" calcext:value-type="string">
            <text:p>Exec 2</text:p>
          </table:table-cell>
          <table:table-cell table:style-name="ce1" office:value-type="string" calcext:value-type="string">
            <text:p>Exec 3</text:p>
          </table:table-cell>
          <table:table-cell table:style-name="ce1" office:value-type="string" calcext:value-type="string">
            <text:p>Exec 4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DP</text:p>
          </table:table-cell>
          <table:table-cell/>
          <table:table-cell table:style-name="ce1" office:value-type="string" calcext:value-type="string">
            <text:p>Teste t</text:p>
          </table:table-cell>
          <table:table-cell table:style-name="ce5" office:value-type="string" calcext:value-type="string">
            <text:p>Interpretação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tal num of processes created 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1" table:formula="of:=IF([.E22]=&quot;&quot;;&quot;&quot;;AVERAGE([.B22:.E22]))" office:value-type="float" office:value="36.5" calcext:value-type="float">
            <text:p>36.5</text:p>
          </table:table-cell>
          <table:table-cell table:style-name="ce1" table:formula="of:=IF([.E22]=&quot;&quot;;&quot;&quot;;COM.MICROSOFT.STDEV.S([.B22:.E22]))" office:value-type="float" office:value="2.51661147842358" calcext:value-type="float">
            <text:p>2.51661147842358</text:p>
          </table:table-cell>
          <table:table-cell/>
          <table:table-cell table:style-name="ce1" office:value-type="string" calcext:value-type="string">
            <text:p>Total num of processes created 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7" calcext:value-type="float">
            <text:p>37</text:p>
          </table:table-cell>
          <table:table-cell table:style-name="ce1" table:formula="of:=IF([.M22]=&quot;&quot;;&quot;&quot;;AVERAGE([.J22:.M22]))" office:value-type="float" office:value="42.25" calcext:value-type="float">
            <text:p>42.25</text:p>
          </table:table-cell>
          <table:table-cell table:style-name="ce1" table:formula="of:=IF([.M22]=&quot;&quot;;&quot;&quot;;COM.MICROSOFT.STDEV.S([.J22:.M22]))" office:value-type="float" office:value="3.86221007541882" calcext:value-type="float">
            <text:p>3.86221007541882</text:p>
          </table:table-cell>
          <table:table-cell/>
          <table:table-cell table:style-name="ce1" table:formula="of:=IF(OR([.F22]=&quot;&quot;;[.N22]=&quot;&quot;);&quot;&quot;;TTEST([.B22:.E22];[.J22:.M22];2;1))" office:value-type="float" office:value="0.159918806688738" calcext:value-type="float">
            <text:p>0.159918806688738</text:p>
          </table:table-cell>
          <table:table-cell table:style-name="ce1" table:formula="of:=IF([.Q22]=&quot;&quot;;&quot;&quot;;IF([.Q22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PU time used </text:p>
          </table:table-cell>
          <table:table-cell table:style-name="ce2" office:value-type="float" office:value="39930" calcext:value-type="float">
            <text:p>39930</text:p>
          </table:table-cell>
          <table:table-cell table:style-name="ce2" office:value-type="float" office:value="36506" calcext:value-type="float">
            <text:p>36506</text:p>
          </table:table-cell>
          <table:table-cell table:style-name="ce2" office:value-type="float" office:value="35267" calcext:value-type="float">
            <text:p>35267</text:p>
          </table:table-cell>
          <table:table-cell table:style-name="ce2" office:value-type="float" office:value="38044" calcext:value-type="float">
            <text:p>38044</text:p>
          </table:table-cell>
          <table:table-cell table:style-name="ce1" table:formula="of:=IF([.E23]=&quot;&quot;;&quot;&quot;;AVERAGE([.B23:.E23]))" office:value-type="float" office:value="37436.75" calcext:value-type="float">
            <text:p>37436.75</text:p>
          </table:table-cell>
          <table:table-cell table:style-name="ce1" table:formula="of:=IF([.E23]=&quot;&quot;;&quot;&quot;;COM.MICROSOFT.STDEV.S([.B23:.E23]))" office:value-type="float" office:value="2013.21954010651" calcext:value-type="float">
            <text:p>2013.21954010651</text:p>
          </table:table-cell>
          <table:table-cell/>
          <table:table-cell table:style-name="ce1" office:value-type="string" calcext:value-type="string">
            <text:p>CPU time used </text:p>
          </table:table-cell>
          <table:table-cell table:style-name="ce2" office:value-type="float" office:value="38941" calcext:value-type="float">
            <text:p>38941</text:p>
          </table:table-cell>
          <table:table-cell table:style-name="ce2" office:value-type="float" office:value="37905" calcext:value-type="float">
            <text:p>37905</text:p>
          </table:table-cell>
          <table:table-cell table:style-name="ce2" office:value-type="float" office:value="37938" calcext:value-type="float">
            <text:p>37938</text:p>
          </table:table-cell>
          <table:table-cell table:style-name="ce2" office:value-type="float" office:value="38362" calcext:value-type="float">
            <text:p>38362</text:p>
          </table:table-cell>
          <table:table-cell table:style-name="ce1" table:formula="of:=IF([.M23]=&quot;&quot;;&quot;&quot;;AVERAGE([.J23:.M23]))" office:value-type="float" office:value="38286.5" calcext:value-type="float">
            <text:p>38286.5</text:p>
          </table:table-cell>
          <table:table-cell table:style-name="ce1" table:formula="of:=IF([.M23]=&quot;&quot;;&quot;&quot;;COM.MICROSOFT.STDEV.S([.J23:.M23]))" office:value-type="float" office:value="483.413211790217" calcext:value-type="float">
            <text:p>483.413211790217</text:p>
          </table:table-cell>
          <table:table-cell/>
          <table:table-cell table:style-name="ce1" table:formula="of:=IF(OR([.F23]=&quot;&quot;;[.N23]=&quot;&quot;);&quot;&quot;;TTEST([.B23:.E23];[.J23:.M23];2;1))" office:value-type="float" office:value="0.355134051318813" calcext:value-type="float">
            <text:p>0.355134051318813</text:p>
          </table:table-cell>
          <table:table-cell table:style-name="ce1" table:formula="of:=IF([.Q23]=&quot;&quot;;&quot;&quot;;IF([.Q23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PU utilization </text:p>
          </table:table-cell>
          <table:table-cell table:style-name="ce2" office:value-type="float" office:value="0.7986" calcext:value-type="float">
            <text:p>0.7986</text:p>
          </table:table-cell>
          <table:table-cell table:style-name="ce2" office:value-type="float" office:value="0.7301" calcext:value-type="float">
            <text:p>0.7301</text:p>
          </table:table-cell>
          <table:table-cell table:style-name="ce2" office:value-type="float" office:value="0.7053" calcext:value-type="float">
            <text:p>0.7053</text:p>
          </table:table-cell>
          <table:table-cell table:style-name="ce2" office:value-type="float" office:value="0.7609" calcext:value-type="float">
            <text:p>0.7609</text:p>
          </table:table-cell>
          <table:table-cell table:style-name="ce1" table:formula="of:=IF([.E24]=&quot;&quot;;&quot;&quot;;AVERAGE([.B24:.E24]))" office:value-type="float" office:value="0.748725" calcext:value-type="float">
            <text:p>0.748725</text:p>
          </table:table-cell>
          <table:table-cell table:style-name="ce1" table:formula="of:=IF([.E24]=&quot;&quot;;&quot;&quot;;COM.MICROSOFT.STDEV.S([.B24:.E24]))" office:value-type="float" office:value="0.0402838573955706" calcext:value-type="float">
            <text:p>0.040283857395571</text:p>
          </table:table-cell>
          <table:table-cell/>
          <table:table-cell table:style-name="ce1" office:value-type="string" calcext:value-type="string">
            <text:p>CPU utilization </text:p>
          </table:table-cell>
          <table:table-cell table:style-name="ce2" office:value-type="float" office:value="0.7787" calcext:value-type="float">
            <text:p>0.7787</text:p>
          </table:table-cell>
          <table:table-cell table:style-name="ce2" office:value-type="float" office:value="0.7581" calcext:value-type="float">
            <text:p>0.7581</text:p>
          </table:table-cell>
          <table:table-cell table:style-name="ce2" office:value-type="float" office:value="0.7588" calcext:value-type="float">
            <text:p>0.7588</text:p>
          </table:table-cell>
          <table:table-cell table:style-name="ce2" office:value-type="float" office:value="0.7672" calcext:value-type="float">
            <text:p>0.7672</text:p>
          </table:table-cell>
          <table:table-cell table:style-name="ce1" table:formula="of:=IF([.M24]=&quot;&quot;;&quot;&quot;;AVERAGE([.J24:.M24]))" office:value-type="float" office:value="0.7657" calcext:value-type="float">
            <text:p>0.7657</text:p>
          </table:table-cell>
          <table:table-cell table:style-name="ce1" table:formula="of:=IF([.M24]=&quot;&quot;;&quot;&quot;;COM.MICROSOFT.STDEV.S([.J24:.M24]))" office:value-type="float" office:value="0.00960243024794594" calcext:value-type="float">
            <text:p>0.009602430247946</text:p>
          </table:table-cell>
          <table:table-cell/>
          <table:table-cell table:style-name="ce1" table:formula="of:=IF(OR([.F24]=&quot;&quot;;[.N24]=&quot;&quot;);&quot;&quot;;TTEST([.B24:.E24];[.J24:.M24];2;1))" office:value-type="float" office:value="0.35677203908928" calcext:value-type="float">
            <text:p>0.35677203908928</text:p>
          </table:table-cell>
          <table:table-cell table:style-name="ce1" table:formula="of:=IF([.Q24]=&quot;&quot;;&quot;&quot;;IF([.Q24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emory utilization</text:p>
          </table:table-cell>
          <table:table-cell table:style-name="ce2" office:value-type="float" office:value="0.7813" calcext:value-type="float">
            <text:p>0.7813</text:p>
          </table:table-cell>
          <table:table-cell table:style-name="ce2" office:value-type="float" office:value="0.5843" calcext:value-type="float">
            <text:p>0.5843</text:p>
          </table:table-cell>
          <table:table-cell table:style-name="ce2" office:value-type="float" office:value="0.4615" calcext:value-type="float">
            <text:p>0.4615</text:p>
          </table:table-cell>
          <table:table-cell table:style-name="ce2" office:value-type="float" office:value="0.6784" calcext:value-type="float">
            <text:p>0.6784</text:p>
          </table:table-cell>
          <table:table-cell table:style-name="ce1" table:formula="of:=IF([.E25]=&quot;&quot;;&quot;&quot;;AVERAGE([.B25:.E25]))" office:value-type="float" office:value="0.626375" calcext:value-type="float">
            <text:p>0.626375</text:p>
          </table:table-cell>
          <table:table-cell table:style-name="ce1" table:formula="of:=IF([.E25]=&quot;&quot;;&quot;&quot;;COM.MICROSOFT.STDEV.S([.B25:.E25]))" office:value-type="float" office:value="0.136213591465756" calcext:value-type="float">
            <text:p>0.136213591465756</text:p>
          </table:table-cell>
          <table:table-cell/>
          <table:table-cell table:style-name="ce1" office:value-type="string" calcext:value-type="string">
            <text:p>Memory utilization</text:p>
          </table:table-cell>
          <table:table-cell table:style-name="ce2" office:value-type="float" office:value="0.8336" calcext:value-type="float">
            <text:p>0.8336</text:p>
          </table:table-cell>
          <table:table-cell table:style-name="ce2" office:value-type="float" office:value="0.8363" calcext:value-type="float">
            <text:p>0.8363</text:p>
          </table:table-cell>
          <table:table-cell table:style-name="ce2" office:value-type="float" office:value="0.7548" calcext:value-type="float">
            <text:p>0.7548</text:p>
          </table:table-cell>
          <table:table-cell table:style-name="ce2" office:value-type="float" office:value="0.5424" calcext:value-type="float">
            <text:p>0.5424</text:p>
          </table:table-cell>
          <table:table-cell table:style-name="ce1" table:formula="of:=IF([.M25]=&quot;&quot;;&quot;&quot;;AVERAGE([.J25:.M25]))" office:value-type="float" office:value="0.741775" calcext:value-type="float">
            <text:p>0.741775</text:p>
          </table:table-cell>
          <table:table-cell table:style-name="ce1" table:formula="of:=IF([.M25]=&quot;&quot;;&quot;&quot;;COM.MICROSOFT.STDEV.S([.J25:.M25]))" office:value-type="float" office:value="0.138186887342227" calcext:value-type="float">
            <text:p>0.138186887342227</text:p>
          </table:table-cell>
          <table:table-cell/>
          <table:table-cell table:style-name="ce1" table:formula="of:=IF(OR([.F25]=&quot;&quot;;[.N25]=&quot;&quot;);&quot;&quot;;TTEST([.B25:.E25];[.J25:.M25];2;1))" office:value-type="float" office:value="0.327795796731621" calcext:value-type="float">
            <text:p>0.327795796731621</text:p>
          </table:table-cell>
          <table:table-cell table:style-name="ce1" table:formula="of:=IF([.Q25]=&quot;&quot;;&quot;&quot;;IF([.Q25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ystem throughput ( x 1000 )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48" calcext:value-type="float">
            <text:p>0.48</text:p>
          </table:table-cell>
          <table:table-cell table:number-columns-repeated="2" table:style-name="ce2" office:value-type="float" office:value="0.64" calcext:value-type="float">
            <text:p>0.64</text:p>
          </table:table-cell>
          <table:table-cell table:style-name="ce1" table:formula="of:=IF([.E26]=&quot;&quot;;&quot;&quot;;AVERAGE([.B26:.E26]))" office:value-type="float" office:value="0.53" calcext:value-type="float">
            <text:p>0.53</text:p>
          </table:table-cell>
          <table:table-cell table:style-name="ce1" table:formula="of:=IF([.E26]=&quot;&quot;;&quot;&quot;;COM.MICROSOFT.STDEV.S([.B26:.E26]))" office:value-type="float" office:value="0.136137185711081" calcext:value-type="float">
            <text:p>0.136137185711081</text:p>
          </table:table-cell>
          <table:table-cell/>
          <table:table-cell table:style-name="ce1" office:value-type="string" calcext:value-type="string">
            <text:p>System throughput ( x 1000 )</text:p>
          </table:table-cell>
          <table:table-cell table:style-name="ce2" office:value-type="float" office:value="0.5599" calcext:value-type="float">
            <text:p>0.559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64" calcext:value-type="float">
            <text:p>0.64</text:p>
          </table:table-cell>
          <table:table-cell table:style-name="ce1" table:formula="of:=IF([.M26]=&quot;&quot;;&quot;&quot;;AVERAGE([.J26:.M26]))" office:value-type="float" office:value="0.564975" calcext:value-type="float">
            <text:p>0.564975</text:p>
          </table:table-cell>
          <table:table-cell table:style-name="ce1" table:formula="of:=IF([.M26]=&quot;&quot;;&quot;&quot;;COM.MICROSOFT.STDEV.S([.J26:.M26]))" office:value-type="float" office:value="0.0574485494449889" calcext:value-type="float">
            <text:p>0.057448549444989</text:p>
          </table:table-cell>
          <table:table-cell/>
          <table:table-cell table:style-name="ce1" table:formula="of:=IF(OR([.F26]=&quot;&quot;;[.N26]=&quot;&quot;);&quot;&quot;;TTEST([.B26:.E26];[.J26:.M26];2;1))" office:value-type="float" office:value="0.595429898028019" calcext:value-type="float">
            <text:p>0.595429898028019</text:p>
          </table:table-cell>
          <table:table-cell table:style-name="ce1" table:formula="of:=IF([.Q26]=&quot;&quot;;&quot;&quot;;IF([.Q26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verage num of processes during simulation </text:p>
          </table:table-cell>
          <table:table-cell table:style-name="ce2" office:value-type="float" office:value="7.2119" calcext:value-type="float">
            <text:p>7.2119</text:p>
          </table:table-cell>
          <table:table-cell table:style-name="ce2" office:value-type="float" office:value="4.6552" calcext:value-type="float">
            <text:p>4.6552</text:p>
          </table:table-cell>
          <table:table-cell table:style-name="ce2" office:value-type="float" office:value="3.1388" calcext:value-type="float">
            <text:p>3.1388</text:p>
          </table:table-cell>
          <table:table-cell table:style-name="ce2" office:value-type="float" office:value="4.0421" calcext:value-type="float">
            <text:p>4.0421</text:p>
          </table:table-cell>
          <table:table-cell table:style-name="ce1" table:formula="of:=IF([.E27]=&quot;&quot;;&quot;&quot;;AVERAGE([.B27:.E27]))" office:value-type="float" office:value="4.762" calcext:value-type="float">
            <text:p>4.762</text:p>
          </table:table-cell>
          <table:table-cell table:style-name="ce1" table:formula="of:=IF([.E27]=&quot;&quot;;&quot;&quot;;COM.MICROSOFT.STDEV.S([.B27:.E27]))" office:value-type="float" office:value="1.74799413614577" calcext:value-type="float">
            <text:p>1.74799413614577</text:p>
          </table:table-cell>
          <table:table-cell/>
          <table:table-cell table:style-name="ce1" office:value-type="string" calcext:value-type="string">
            <text:p>Average num of processes during simulation </text:p>
          </table:table-cell>
          <table:table-cell table:style-name="ce2" office:value-type="float" office:value="9.1884" calcext:value-type="float">
            <text:p>9.1884</text:p>
          </table:table-cell>
          <table:table-cell table:style-name="ce2" office:value-type="float" office:value="8.3855" calcext:value-type="float">
            <text:p>8.3855</text:p>
          </table:table-cell>
          <table:table-cell table:style-name="ce2" office:value-type="float" office:value="6.763" calcext:value-type="float">
            <text:p>6.763</text:p>
          </table:table-cell>
          <table:table-cell table:style-name="ce2" office:value-type="float" office:value="3.5842" calcext:value-type="float">
            <text:p>3.5842</text:p>
          </table:table-cell>
          <table:table-cell table:style-name="ce1" table:formula="of:=IF([.M27]=&quot;&quot;;&quot;&quot;;AVERAGE([.J27:.M27]))" office:value-type="float" office:value="6.980275" calcext:value-type="float">
            <text:p>6.980275</text:p>
          </table:table-cell>
          <table:table-cell table:style-name="ce1" table:formula="of:=IF([.M27]=&quot;&quot;;&quot;&quot;;COM.MICROSOFT.STDEV.S([.J27:.M27]))" office:value-type="float" office:value="2.47864258197237" calcext:value-type="float">
            <text:p>2.47864258197237</text:p>
          </table:table-cell>
          <table:table-cell/>
          <table:table-cell table:style-name="ce1" table:formula="of:=IF(OR([.F27]=&quot;&quot;;[.N27]=&quot;&quot;);&quot;&quot;;TTEST([.B27:.E27];[.J27:.M27];2;1))" office:value-type="float" office:value="0.108160184123612" calcext:value-type="float">
            <text:p>0.108160184123612</text:p>
          </table:table-cell>
          <table:table-cell table:style-name="ce1" table:formula="of:=IF([.Q27]=&quot;&quot;;&quot;&quot;;IF([.Q27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verage CPU time per process <text:s/></text:p>
          </table:table-cell>
          <table:table-cell table:style-name="ce2" office:value-type="float" office:value="1433.303" calcext:value-type="float">
            <text:p>1433.303</text:p>
          </table:table-cell>
          <table:table-cell table:style-name="ce2" office:value-type="float" office:value="1372.3243" calcext:value-type="float">
            <text:p>1372.3243</text:p>
          </table:table-cell>
          <table:table-cell table:style-name="ce2" office:value-type="float" office:value="961.5946" calcext:value-type="float">
            <text:p>961.5946</text:p>
          </table:table-cell>
          <table:table-cell table:style-name="ce2" office:value-type="float" office:value="1151" calcext:value-type="float">
            <text:p>1151</text:p>
          </table:table-cell>
          <table:table-cell table:style-name="ce1" table:formula="of:=IF([.E28]=&quot;&quot;;&quot;&quot;;AVERAGE([.B28:.E28]))" office:value-type="float" office:value="1229.555475" calcext:value-type="float">
            <text:p>1229.555475</text:p>
          </table:table-cell>
          <table:table-cell table:style-name="ce1" table:formula="of:=IF([.E28]=&quot;&quot;;&quot;&quot;;COM.MICROSOFT.STDEV.S([.B28:.E28]))" office:value-type="float" office:value="215.924357525768" calcext:value-type="float">
            <text:p>215.924357525768</text:p>
          </table:table-cell>
          <table:table-cell/>
          <table:table-cell table:style-name="ce1" office:value-type="string" calcext:value-type="string">
            <text:p>Average CPU time per process <text:s/></text:p>
          </table:table-cell>
          <table:table-cell table:style-name="ce2" office:value-type="float" office:value="1142.0217" calcext:value-type="float">
            <text:p>1142.0217</text:p>
          </table:table-cell>
          <table:table-cell table:style-name="ce2" office:value-type="float" office:value="1349.881" calcext:value-type="float">
            <text:p>1349.881</text:p>
          </table:table-cell>
          <table:table-cell table:style-name="ce2" office:value-type="float" office:value="1298.2955" calcext:value-type="float">
            <text:p>1298.2955</text:p>
          </table:table-cell>
          <table:table-cell table:style-name="ce2" office:value-type="float" office:value="1153.3514" calcext:value-type="float">
            <text:p>1153.3514</text:p>
          </table:table-cell>
          <table:table-cell table:style-name="ce1" table:formula="of:=IF([.M28]=&quot;&quot;;&quot;&quot;;AVERAGE([.J28:.M28]))" office:value-type="float" office:value="1235.8874" calcext:value-type="float">
            <text:p>1235.8874</text:p>
          </table:table-cell>
          <table:table-cell table:style-name="ce1" table:formula="of:=IF([.M28]=&quot;&quot;;&quot;&quot;;COM.MICROSOFT.STDEV.S([.J28:.M28]))" office:value-type="float" office:value="104.102950196844" calcext:value-type="float">
            <text:p>104.102950196844</text:p>
          </table:table-cell>
          <table:table-cell/>
          <table:table-cell table:style-name="ce1" table:formula="of:=IF(OR([.F28]=&quot;&quot;;[.N28]=&quot;&quot;);&quot;&quot;;TTEST([.B28:.E28];[.J28:.M28];2;1))" office:value-type="float" office:value="0.963834456340469" calcext:value-type="float">
            <text:p>0.963834456340469</text:p>
          </table:table-cell>
          <table:table-cell table:style-name="ce1" table:formula="of:=IF([.Q28]=&quot;&quot;;&quot;&quot;;IF([.Q28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verage waiting time per process</text:p>
          </table:table-cell>
          <table:table-cell table:style-name="ce2" office:value-type="float" office:value="9711.1818" calcext:value-type="float">
            <text:p>9711.1818</text:p>
          </table:table-cell>
          <table:table-cell table:style-name="ce2" office:value-type="float" office:value="5299.3784" calcext:value-type="float">
            <text:p>5299.3784</text:p>
          </table:table-cell>
          <table:table-cell table:style-name="ce2" office:value-type="float" office:value="3283.3784" calcext:value-type="float">
            <text:p>3283.3784</text:p>
          </table:table-cell>
          <table:table-cell table:style-name="ce2" office:value-type="float" office:value="4201.2564" calcext:value-type="float">
            <text:p>4201.2564</text:p>
          </table:table-cell>
          <table:table-cell table:style-name="ce1" table:formula="of:=IF([.E29]=&quot;&quot;;&quot;&quot;;AVERAGE([.B29:.E29]))" office:value-type="float" office:value="5623.79875" calcext:value-type="float">
            <text:p>5623.79875</text:p>
          </table:table-cell>
          <table:table-cell table:style-name="ce1" table:formula="of:=IF([.E29]=&quot;&quot;;&quot;&quot;;COM.MICROSOFT.STDEV.S([.B29:.E29]))" office:value-type="float" office:value="2846.81944827083" calcext:value-type="float">
            <text:p>2846.81944827083</text:p>
          </table:table-cell>
          <table:table-cell/>
          <table:table-cell table:style-name="ce1" office:value-type="string" calcext:value-type="string">
            <text:p>Average waiting time per process</text:p>
          </table:table-cell>
          <table:table-cell table:style-name="ce2" office:value-type="float" office:value="9138.6522" calcext:value-type="float">
            <text:p>9138.6522</text:p>
          </table:table-cell>
          <table:table-cell table:style-name="ce2" office:value-type="float" office:value="9075.5476" calcext:value-type="float">
            <text:p>9075.5476</text:p>
          </table:table-cell>
          <table:table-cell table:style-name="ce2" office:value-type="float" office:value="6818.5" calcext:value-type="float">
            <text:p>6818.5</text:p>
          </table:table-cell>
          <table:table-cell table:style-name="ce2" office:value-type="float" office:value="3800.9459" calcext:value-type="float">
            <text:p>3800.9459</text:p>
          </table:table-cell>
          <table:table-cell table:style-name="ce1" table:formula="of:=IF([.M29]=&quot;&quot;;&quot;&quot;;AVERAGE([.J29:.M29]))" office:value-type="float" office:value="7208.411425" calcext:value-type="float">
            <text:p>7208.411425</text:p>
          </table:table-cell>
          <table:table-cell table:style-name="ce1" table:formula="of:=IF([.M29]=&quot;&quot;;&quot;&quot;;COM.MICROSOFT.STDEV.S([.J29:.M29]))" office:value-type="float" office:value="2514.94726047256" calcext:value-type="float">
            <text:p>2514.94726047256</text:p>
          </table:table-cell>
          <table:table-cell/>
          <table:table-cell table:style-name="ce1" table:formula="of:=IF(OR([.F29]=&quot;&quot;;[.N29]=&quot;&quot;);&quot;&quot;;TTEST([.B29:.E29];[.J29:.M29];2;1))" office:value-type="float" office:value="0.277474445697504" calcext:value-type="float">
            <text:p>0.277474445697504</text:p>
          </table:table-cell>
          <table:table-cell table:style-name="ce1" table:formula="of:=IF([.Q29]=&quot;&quot;;&quot;&quot;;IF([.Q29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verage turnaround time per process</text:p>
          </table:table-cell>
          <table:table-cell table:style-name="ce2" office:value-type="float" office:value="10927.1818" calcext:value-type="float">
            <text:p>10927.1818</text:p>
          </table:table-cell>
          <table:table-cell table:style-name="ce2" office:value-type="float" office:value="6290.7568" calcext:value-type="float">
            <text:p>6290.7568</text:p>
          </table:table-cell>
          <table:table-cell table:style-name="ce2" office:value-type="float" office:value="4241.6216" calcext:value-type="float">
            <text:p>4241.6216</text:p>
          </table:table-cell>
          <table:table-cell table:style-name="ce2" office:value-type="float" office:value="5182.1538" calcext:value-type="float">
            <text:p>5182.1538</text:p>
          </table:table-cell>
          <table:table-cell table:style-name="ce1" table:formula="of:=IF([.E30]=&quot;&quot;;&quot;&quot;;AVERAGE([.B30:.E30]))" office:value-type="float" office:value="6660.4285" calcext:value-type="float">
            <text:p>6660.4285</text:p>
          </table:table-cell>
          <table:table-cell table:style-name="ce1" table:formula="of:=IF([.E30]=&quot;&quot;;&quot;&quot;;COM.MICROSOFT.STDEV.S([.B30:.E30]))" office:value-type="float" office:value="2965.22982791045" calcext:value-type="float">
            <text:p>2965.22982791045</text:p>
          </table:table-cell>
          <table:table-cell/>
          <table:table-cell table:style-name="ce1" office:value-type="string" calcext:value-type="string">
            <text:p>Average turnaround time per process</text:p>
          </table:table-cell>
          <table:table-cell table:style-name="ce2" office:value-type="float" office:value="9989.0435" calcext:value-type="float">
            <text:p>9989.0435</text:p>
          </table:table-cell>
          <table:table-cell table:style-name="ce2" office:value-type="float" office:value="9982.7857" calcext:value-type="float">
            <text:p>9982.7857</text:p>
          </table:table-cell>
          <table:table-cell table:style-name="ce2" office:value-type="float" office:value="7685.25" calcext:value-type="float">
            <text:p>7685.25</text:p>
          </table:table-cell>
          <table:table-cell table:style-name="ce2" office:value-type="float" office:value="4843.5135" calcext:value-type="float">
            <text:p>4843.5135</text:p>
          </table:table-cell>
          <table:table-cell table:style-name="ce1" table:formula="of:=IF([.M30]=&quot;&quot;;&quot;&quot;;AVERAGE([.J30:.M30]))" office:value-type="float" office:value="8125.148175" calcext:value-type="float">
            <text:p>8125.148175</text:p>
          </table:table-cell>
          <table:table-cell table:style-name="ce1" table:formula="of:=IF([.M30]=&quot;&quot;;&quot;&quot;;COM.MICROSOFT.STDEV.S([.J30:.M30]))" office:value-type="float" office:value="2441.82715067875" calcext:value-type="float">
            <text:p>2441.82715067875</text:p>
          </table:table-cell>
          <table:table-cell/>
          <table:table-cell table:style-name="ce1" table:formula="of:=IF(OR([.F30]=&quot;&quot;;[.N30]=&quot;&quot;);&quot;&quot;;TTEST([.B30:.E30];[.J30:.M30];2;1))" office:value-type="float" office:value="0.316537392549144" calcext:value-type="float">
            <text:p>0.316537392549144</text:p>
          </table:table-cell>
          <table:table-cell table:style-name="ce1" table:formula="of:=IF([.Q30]=&quot;&quot;;&quot;&quot;;IF([.Q30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OSP.cpu1</text:p>
          </table:table-cell>
          <table:table-cell table:number-columns-repeated="7"/>
          <table:table-cell table:style-name="ce7" office:value-type="string" calcext:value-type="string">
            <text:p>OSP.cpu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quivo de parâmetros: par.alto</text:p>
          </table:table-cell>
          <table:table-cell table:number-columns-repeated="7"/>
          <table:table-cell office:value-type="string" calcext:value-type="string">
            <text:p>Arquivo de parâmetros: o mesmo usado para OSP.demo</text:p>
          </table:table-cell>
          <table:table-cell table:number-columns-repeated="7"/>
          <table:table-cell table:style-name="ce3" office:value-type="string" calcext:value-type="string">
            <text:p>p=</text:p>
          </table:table-cell>
          <table:table-cell table:style-name="ce4" table:formula="of:=[.$R$6]" office:value-type="float" office:value="0.05" calcext:value-type="float">
            <text:p>0.0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xec 1</text:p>
          </table:table-cell>
          <table:table-cell table:style-name="ce1" office:value-type="string" calcext:value-type="string">
            <text:p>Exec 2</text:p>
          </table:table-cell>
          <table:table-cell table:style-name="ce1" office:value-type="string" calcext:value-type="string">
            <text:p>Exec 3</text:p>
          </table:table-cell>
          <table:table-cell table:style-name="ce1" office:value-type="string" calcext:value-type="string">
            <text:p>Exec 4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DP</text:p>
          </table:table-cell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xec 1</text:p>
          </table:table-cell>
          <table:table-cell table:style-name="ce1" office:value-type="string" calcext:value-type="string">
            <text:p>Exec 2</text:p>
          </table:table-cell>
          <table:table-cell table:style-name="ce1" office:value-type="string" calcext:value-type="string">
            <text:p>Exec 3</text:p>
          </table:table-cell>
          <table:table-cell table:style-name="ce1" office:value-type="string" calcext:value-type="string">
            <text:p>Exec 4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DP</text:p>
          </table:table-cell>
          <table:table-cell/>
          <table:table-cell table:style-name="ce1" office:value-type="string" calcext:value-type="string">
            <text:p>Teste t</text:p>
          </table:table-cell>
          <table:table-cell table:style-name="ce5" office:value-type="string" calcext:value-type="string">
            <text:p>Interpretação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tal num of processes created 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style-name="ce1" table:formula="of:=IF([.E36]=&quot;&quot;;&quot;&quot;;AVERAGE([.B36:.E36]))" office:value-type="float" office:value="14.75" calcext:value-type="float">
            <text:p>14.75</text:p>
          </table:table-cell>
          <table:table-cell table:style-name="ce1" table:formula="of:=IF([.E36]=&quot;&quot;;&quot;&quot;;COM.MICROSOFT.STDEV.S([.B36:.E36]))" office:value-type="float" office:value="0.957427107756338" calcext:value-type="float">
            <text:p>0.957427107756338</text:p>
          </table:table-cell>
          <table:table-cell/>
          <table:table-cell table:style-name="ce1" office:value-type="string" calcext:value-type="string">
            <text:p>Total num of processes created 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1" table:formula="of:=IF([.M36]=&quot;&quot;;&quot;&quot;;AVERAGE([.J36:.M36]))" office:value-type="float" office:value="14" calcext:value-type="float">
            <text:p>14</text:p>
          </table:table-cell>
          <table:table-cell table:style-name="ce1" table:formula="of:=IF([.M36]=&quot;&quot;;&quot;&quot;;COM.MICROSOFT.STDEV.S([.J36:.M36]))" office:value-type="float" office:value="1.4142135623731" calcext:value-type="float">
            <text:p>1.4142135623731</text:p>
          </table:table-cell>
          <table:table-cell/>
          <table:table-cell table:style-name="ce1" table:formula="of:=IF(OR([.F36]=&quot;&quot;;[.N36]=&quot;&quot;);&quot;&quot;;TTEST([.B36:.E36];[.J36:.M36];2;1))" office:value-type="float" office:value="0.570656464786058" calcext:value-type="float">
            <text:p>0.570656464786058</text:p>
          </table:table-cell>
          <table:table-cell table:style-name="ce1" table:formula="of:=IF([.Q36]=&quot;&quot;;&quot;&quot;;IF([.Q36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PU time used </text:p>
          </table:table-cell>
          <table:table-cell table:style-name="ce2" office:value-type="float" office:value="14686" calcext:value-type="float">
            <text:p>14686</text:p>
          </table:table-cell>
          <table:table-cell table:style-name="ce2" office:value-type="float" office:value="16118" calcext:value-type="float">
            <text:p>16118</text:p>
          </table:table-cell>
          <table:table-cell table:style-name="ce2" office:value-type="float" office:value="12238" calcext:value-type="float">
            <text:p>12238</text:p>
          </table:table-cell>
          <table:table-cell table:style-name="ce2" office:value-type="float" office:value="15033" calcext:value-type="float">
            <text:p>15033</text:p>
          </table:table-cell>
          <table:table-cell table:style-name="ce1" table:formula="of:=IF([.E37]=&quot;&quot;;&quot;&quot;;AVERAGE([.B37:.E37]))" office:value-type="float" office:value="14518.75" calcext:value-type="float">
            <text:p>14518.75</text:p>
          </table:table-cell>
          <table:table-cell table:style-name="ce1" table:formula="of:=IF([.E37]=&quot;&quot;;&quot;&quot;;COM.MICROSOFT.STDEV.S([.B37:.E37]))" office:value-type="float" office:value="1638.27620280179" calcext:value-type="float">
            <text:p>1638.27620280179</text:p>
          </table:table-cell>
          <table:table-cell/>
          <table:table-cell table:style-name="ce1" office:value-type="string" calcext:value-type="string">
            <text:p>CPU time used </text:p>
          </table:table-cell>
          <table:table-cell table:style-name="ce2" office:value-type="float" office:value="15628" calcext:value-type="float">
            <text:p>15628</text:p>
          </table:table-cell>
          <table:table-cell table:style-name="ce2" office:value-type="float" office:value="11841" calcext:value-type="float">
            <text:p>11841</text:p>
          </table:table-cell>
          <table:table-cell table:style-name="ce2" office:value-type="float" office:value="14222" calcext:value-type="float">
            <text:p>14222</text:p>
          </table:table-cell>
          <table:table-cell table:style-name="ce2" office:value-type="float" office:value="14783" calcext:value-type="float">
            <text:p>14783</text:p>
          </table:table-cell>
          <table:table-cell table:style-name="ce1" table:formula="of:=IF([.M37]=&quot;&quot;;&quot;&quot;;AVERAGE([.J37:.M37]))" office:value-type="float" office:value="14118.5" calcext:value-type="float">
            <text:p>14118.5</text:p>
          </table:table-cell>
          <table:table-cell table:style-name="ce1" table:formula="of:=IF([.M37]=&quot;&quot;;&quot;&quot;;COM.MICROSOFT.STDEV.S([.J37:.M37]))" office:value-type="float" office:value="1624.58907624872" calcext:value-type="float">
            <text:p>1624.58907624872</text:p>
          </table:table-cell>
          <table:table-cell/>
          <table:table-cell table:style-name="ce1" table:formula="of:=IF(OR([.F37]=&quot;&quot;;[.N37]=&quot;&quot;);&quot;&quot;;TTEST([.B37:.E37];[.J37:.M37];2;1))" office:value-type="float" office:value="0.789277262322453" calcext:value-type="float">
            <text:p>0.789277262322453</text:p>
          </table:table-cell>
          <table:table-cell table:style-name="ce1" table:formula="of:=IF([.Q37]=&quot;&quot;;&quot;&quot;;IF([.Q37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PU utilization </text:p>
          </table:table-cell>
          <table:table-cell table:style-name="ce2" office:value-type="float" office:value="0.2937" calcext:value-type="float">
            <text:p>0.2937</text:p>
          </table:table-cell>
          <table:table-cell table:style-name="ce2" office:value-type="float" office:value="0.3224" calcext:value-type="float">
            <text:p>0.3224</text:p>
          </table:table-cell>
          <table:table-cell table:style-name="ce2" office:value-type="float" office:value="0.2447" calcext:value-type="float">
            <text:p>0.2447</text:p>
          </table:table-cell>
          <table:table-cell table:style-name="ce2" office:value-type="float" office:value="0.3007" calcext:value-type="float">
            <text:p>0.3007</text:p>
          </table:table-cell>
          <table:table-cell table:style-name="ce1" table:formula="of:=IF([.E38]=&quot;&quot;;&quot;&quot;;AVERAGE([.B38:.E38]))" office:value-type="float" office:value="0.290375" calcext:value-type="float">
            <text:p>0.290375</text:p>
          </table:table-cell>
          <table:table-cell table:style-name="ce1" table:formula="of:=IF([.E38]=&quot;&quot;;&quot;&quot;;COM.MICROSOFT.STDEV.S([.B38:.E38]))" office:value-type="float" office:value="0.032809894340986" calcext:value-type="float">
            <text:p>0.032809894340986</text:p>
          </table:table-cell>
          <table:table-cell/>
          <table:table-cell table:style-name="ce1" office:value-type="string" calcext:value-type="string">
            <text:p>CPU utilization 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 office:value-type="float" office:value="0.2368" calcext:value-type="float">
            <text:p>0.2368</text:p>
          </table:table-cell>
          <table:table-cell table:style-name="ce2" office:value-type="float" office:value="0.2844" calcext:value-type="float">
            <text:p>0.2844</text:p>
          </table:table-cell>
          <table:table-cell table:style-name="ce2" office:value-type="float" office:value="0.2957" calcext:value-type="float">
            <text:p>0.2957</text:p>
          </table:table-cell>
          <table:table-cell table:style-name="ce1" table:formula="of:=IF([.M38]=&quot;&quot;;&quot;&quot;;AVERAGE([.J38:.M38]))" office:value-type="float" office:value="0.28235" calcext:value-type="float">
            <text:p>0.28235</text:p>
          </table:table-cell>
          <table:table-cell table:style-name="ce1" table:formula="of:=IF([.M38]=&quot;&quot;;&quot;&quot;;COM.MICROSOFT.STDEV.S([.J38:.M38]))" office:value-type="float" office:value="0.0324871769574807" calcext:value-type="float">
            <text:p>0.032487176957481</text:p>
          </table:table-cell>
          <table:table-cell/>
          <table:table-cell table:style-name="ce1" table:formula="of:=IF(OR([.F38]=&quot;&quot;;[.N38]=&quot;&quot;);&quot;&quot;;TTEST([.B38:.E38];[.J38:.M38];2;1))" office:value-type="float" office:value="0.78887242771432" calcext:value-type="float">
            <text:p>0.78887242771432</text:p>
          </table:table-cell>
          <table:table-cell table:style-name="ce1" table:formula="of:=IF([.Q38]=&quot;&quot;;&quot;&quot;;IF([.Q38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emory utilization</text:p>
          </table:table-cell>
          <table:table-cell table:style-name="ce2" office:value-type="float" office:value="0.6448" calcext:value-type="float">
            <text:p>0.6448</text:p>
          </table:table-cell>
          <table:table-cell table:style-name="ce2" office:value-type="float" office:value="0.8106" calcext:value-type="float">
            <text:p>0.8106</text:p>
          </table:table-cell>
          <table:table-cell table:style-name="ce2" office:value-type="float" office:value="0.491" calcext:value-type="float">
            <text:p>0.491</text:p>
          </table:table-cell>
          <table:table-cell table:style-name="ce2" office:value-type="float" office:value="0.8973" calcext:value-type="float">
            <text:p>0.8973</text:p>
          </table:table-cell>
          <table:table-cell table:style-name="ce1" table:formula="of:=IF([.E39]=&quot;&quot;;&quot;&quot;;AVERAGE([.B39:.E39]))" office:value-type="float" office:value="0.710925" calcext:value-type="float">
            <text:p>0.710925</text:p>
          </table:table-cell>
          <table:table-cell table:style-name="ce1" table:formula="of:=IF([.E39]=&quot;&quot;;&quot;&quot;;COM.MICROSOFT.STDEV.S([.B39:.E39]))" office:value-type="float" office:value="0.180194586951625" calcext:value-type="float">
            <text:p>0.180194586951625</text:p>
          </table:table-cell>
          <table:table-cell/>
          <table:table-cell table:style-name="ce1" office:value-type="string" calcext:value-type="string">
            <text:p>Memory utilization</text:p>
          </table:table-cell>
          <table:table-cell table:style-name="ce2" office:value-type="float" office:value="0.6754" calcext:value-type="float">
            <text:p>0.6754</text:p>
          </table:table-cell>
          <table:table-cell table:style-name="ce2" office:value-type="float" office:value="0.6561" calcext:value-type="float">
            <text:p>0.6561</text:p>
          </table:table-cell>
          <table:table-cell table:style-name="ce2" office:value-type="float" office:value="0.7444" calcext:value-type="float">
            <text:p>0.7444</text:p>
          </table:table-cell>
          <table:table-cell table:style-name="ce2" office:value-type="float" office:value="0.4928" calcext:value-type="float">
            <text:p>0.4928</text:p>
          </table:table-cell>
          <table:table-cell table:style-name="ce1" table:formula="of:=IF([.M39]=&quot;&quot;;&quot;&quot;;AVERAGE([.J39:.M39]))" office:value-type="float" office:value="0.642175" calcext:value-type="float">
            <text:p>0.642175</text:p>
          </table:table-cell>
          <table:table-cell table:style-name="ce1" table:formula="of:=IF([.M39]=&quot;&quot;;&quot;&quot;;COM.MICROSOFT.STDEV.S([.J39:.M39]))" office:value-type="float" office:value="0.106553034525849" calcext:value-type="float">
            <text:p>0.106553034525849</text:p>
          </table:table-cell>
          <table:table-cell/>
          <table:table-cell table:style-name="ce1" table:formula="of:=IF(OR([.F39]=&quot;&quot;;[.N39]=&quot;&quot;);&quot;&quot;;TTEST([.B39:.E39];[.J39:.M39];2;1))" office:value-type="float" office:value="0.656086664752006" calcext:value-type="float">
            <text:p>0.656086664752006</text:p>
          </table:table-cell>
          <table:table-cell table:style-name="ce1" table:formula="of:=IF([.Q39]=&quot;&quot;;&quot;&quot;;IF([.Q39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ystem throughput ( x 1000 )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1599" calcext:value-type="float">
            <text:p>0.1599</text:p>
          </table:table-cell>
          <table:table-cell table:style-name="ce2" office:value-type="float" office:value="0.12" calcext:value-type="float">
            <text:p>0.12</text:p>
          </table:table-cell>
          <table:table-cell table:style-name="ce1" table:formula="of:=IF([.E40]=&quot;&quot;;&quot;&quot;;AVERAGE([.B40:.E40]))" office:value-type="float" office:value="0.129975" calcext:value-type="float">
            <text:p>0.129975</text:p>
          </table:table-cell>
          <table:table-cell table:style-name="ce1" table:formula="of:=IF([.E40]=&quot;&quot;;&quot;&quot;;COM.MICROSOFT.STDEV.S([.B40:.E40]))" office:value-type="float" office:value="0.0257811785352545" calcext:value-type="float">
            <text:p>0.025781178535255</text:p>
          </table:table-cell>
          <table:table-cell/>
          <table:table-cell table:style-name="ce1" office:value-type="string" calcext:value-type="string">
            <text:p>System throughput ( x 1000 )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1" calcext:value-type="float">
            <text:p>0.1</text:p>
          </table:table-cell>
          <table:table-cell table:style-name="ce1" table:formula="of:=IF([.M40]=&quot;&quot;;&quot;&quot;;AVERAGE([.J40:.M40]))" office:value-type="float" office:value="0.1" calcext:value-type="float">
            <text:p>0.1</text:p>
          </table:table-cell>
          <table:table-cell table:style-name="ce1" table:formula="of:=IF([.M40]=&quot;&quot;;&quot;&quot;;COM.MICROSOFT.STDEV.S([.J40:.M40]))" office:value-type="float" office:value="0.0432049379893857" calcext:value-type="float">
            <text:p>0.043204937989386</text:p>
          </table:table-cell>
          <table:table-cell/>
          <table:table-cell table:style-name="ce1" table:formula="of:=IF(OR([.F40]=&quot;&quot;;[.N40]=&quot;&quot;);&quot;&quot;;TTEST([.B40:.E40];[.J40:.M40];2;1))" office:value-type="float" office:value="0.405795339320597" calcext:value-type="float">
            <text:p>0.405795339320597</text:p>
          </table:table-cell>
          <table:table-cell table:style-name="ce1" table:formula="of:=IF([.Q40]=&quot;&quot;;&quot;&quot;;IF([.Q40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verage num of processes during simulation </text:p>
          </table:table-cell>
          <table:table-cell table:style-name="ce2" office:value-type="float" office:value="2.3952" calcext:value-type="float">
            <text:p>2.3952</text:p>
          </table:table-cell>
          <table:table-cell table:style-name="ce2" office:value-type="float" office:value="3.3105" calcext:value-type="float">
            <text:p>3.3105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6.2591" calcext:value-type="float">
            <text:p>6.2591</text:p>
          </table:table-cell>
          <table:table-cell table:style-name="ce1" table:formula="of:=IF([.E41]=&quot;&quot;;&quot;&quot;;AVERAGE([.B41:.E41]))" office:value-type="float" office:value="3.5462" calcext:value-type="float">
            <text:p>3.5462</text:p>
          </table:table-cell>
          <table:table-cell table:style-name="ce1" table:formula="of:=IF([.E41]=&quot;&quot;;&quot;&quot;;COM.MICROSOFT.STDEV.S([.B41:.E41]))" office:value-type="float" office:value="1.87073856537999" calcext:value-type="float">
            <text:p>1.87073856537999</text:p>
          </table:table-cell>
          <table:table-cell/>
          <table:table-cell table:style-name="ce1" office:value-type="string" calcext:value-type="string">
            <text:p>Average num of processes during simulation </text:p>
          </table:table-cell>
          <table:table-cell table:style-name="ce2" office:value-type="float" office:value="2.8824" calcext:value-type="float">
            <text:p>2.8824</text:p>
          </table:table-cell>
          <table:table-cell table:style-name="ce2" office:value-type="float" office:value="4.174" calcext:value-type="float">
            <text:p>4.174</text:p>
          </table:table-cell>
          <table:table-cell table:style-name="ce2" office:value-type="float" office:value="5.806" calcext:value-type="float">
            <text:p>5.806</text:p>
          </table:table-cell>
          <table:table-cell table:style-name="ce2" office:value-type="float" office:value="2.3896" calcext:value-type="float">
            <text:p>2.3896</text:p>
          </table:table-cell>
          <table:table-cell table:style-name="ce1" table:formula="of:=IF([.M41]=&quot;&quot;;&quot;&quot;;AVERAGE([.J41:.M41]))" office:value-type="float" office:value="3.813" calcext:value-type="float">
            <text:p>3.813</text:p>
          </table:table-cell>
          <table:table-cell table:style-name="ce1" table:formula="of:=IF([.M41]=&quot;&quot;;&quot;&quot;;COM.MICROSOFT.STDEV.S([.J41:.M41]))" office:value-type="float" office:value="1.52691998480601" calcext:value-type="float">
            <text:p>1.52691998480601</text:p>
          </table:table-cell>
          <table:table-cell/>
          <table:table-cell table:style-name="ce1" table:formula="of:=IF(OR([.F41]=&quot;&quot;;[.N41]=&quot;&quot;);&quot;&quot;;TTEST([.B41:.E41];[.J41:.M41];2;1))" office:value-type="float" office:value="0.873643796208233" calcext:value-type="float">
            <text:p>0.873643796208233</text:p>
          </table:table-cell>
          <table:table-cell table:style-name="ce1" table:formula="of:=IF([.Q41]=&quot;&quot;;&quot;&quot;;IF([.Q41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verage CPU time per process <text:s/></text:p>
          </table:table-cell>
          <table:table-cell table:style-name="ce2" office:value-type="float" office:value="3300.5333" calcext:value-type="float">
            <text:p>3300.5333</text:p>
          </table:table-cell>
          <table:table-cell table:style-name="ce2" office:value-type="float" office:value="2404" calcext:value-type="float">
            <text:p>2404</text:p>
          </table:table-cell>
          <table:table-cell table:style-name="ce2" office:value-type="float" office:value="1257.0714" calcext:value-type="float">
            <text:p>1257.0714</text:p>
          </table:table-cell>
          <table:table-cell table:style-name="ce2" office:value-type="float" office:value="2728.3125" calcext:value-type="float">
            <text:p>2728.3125</text:p>
          </table:table-cell>
          <table:table-cell table:style-name="ce1" table:formula="of:=IF([.E42]=&quot;&quot;;&quot;&quot;;AVERAGE([.B42:.E42]))" office:value-type="float" office:value="2422.4793" calcext:value-type="float">
            <text:p>2422.4793</text:p>
          </table:table-cell>
          <table:table-cell table:style-name="ce1" table:formula="of:=IF([.E42]=&quot;&quot;;&quot;&quot;;COM.MICROSOFT.STDEV.S([.B42:.E42]))" office:value-type="float" office:value="860.819344394076" calcext:value-type="float">
            <text:p>860.819344394076</text:p>
          </table:table-cell>
          <table:table-cell/>
          <table:table-cell table:style-name="ce1" office:value-type="string" calcext:value-type="string">
            <text:p>Average CPU time per process <text:s/></text:p>
          </table:table-cell>
          <table:table-cell table:style-name="ce2" office:value-type="float" office:value="2292.9286" calcext:value-type="float">
            <text:p>2292.9286</text:p>
          </table:table-cell>
          <table:table-cell table:style-name="ce2" office:value-type="float" office:value="3835.3333" calcext:value-type="float">
            <text:p>3835.3333</text:p>
          </table:table-cell>
          <table:table-cell table:style-name="ce2" office:value-type="float" office:value="2615.4667" calcext:value-type="float">
            <text:p>2615.4667</text:p>
          </table:table-cell>
          <table:table-cell table:style-name="ce2" office:value-type="float" office:value="2577.1667" calcext:value-type="float">
            <text:p>2577.1667</text:p>
          </table:table-cell>
          <table:table-cell table:style-name="ce1" table:formula="of:=IF([.M42]=&quot;&quot;;&quot;&quot;;AVERAGE([.J42:.M42]))" office:value-type="float" office:value="2830.223825" calcext:value-type="float">
            <text:p>2830.223825</text:p>
          </table:table-cell>
          <table:table-cell table:style-name="ce1" table:formula="of:=IF([.M42]=&quot;&quot;;&quot;&quot;;COM.MICROSOFT.STDEV.S([.J42:.M42]))" office:value-type="float" office:value="685.344134187127" calcext:value-type="float">
            <text:p>685.344134187127</text:p>
          </table:table-cell>
          <table:table-cell/>
          <table:table-cell table:style-name="ce1" table:formula="of:=IF(OR([.F42]=&quot;&quot;;[.N42]=&quot;&quot;);&quot;&quot;;TTEST([.B42:.E42];[.J42:.M42];2;1))" office:value-type="float" office:value="0.54319555239065" calcext:value-type="float">
            <text:p>0.54319555239065</text:p>
          </table:table-cell>
          <table:table-cell table:style-name="ce1" table:formula="of:=IF([.Q42]=&quot;&quot;;&quot;&quot;;IF([.Q42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verage waiting time per process</text:p>
          </table:table-cell>
          <table:table-cell table:style-name="ce2" office:value-type="float" office:value="6832.6667" calcext:value-type="float">
            <text:p>6832.6667</text:p>
          </table:table-cell>
          <table:table-cell table:style-name="ce2" office:value-type="float" office:value="10592.5714" calcext:value-type="float">
            <text:p>10592.5714</text:p>
          </table:table-cell>
          <table:table-cell table:style-name="ce2" office:value-type="float" office:value="6997.2143" calcext:value-type="float">
            <text:p>6997.2143</text:p>
          </table:table-cell>
          <table:table-cell table:style-name="ce2" office:value-type="float" office:value="18473.1875" calcext:value-type="float">
            <text:p>18473.1875</text:p>
          </table:table-cell>
          <table:table-cell table:style-name="ce1" table:formula="of:=IF([.E43]=&quot;&quot;;&quot;&quot;;AVERAGE([.B43:.E43]))" office:value-type="float" office:value="10723.909975" calcext:value-type="float">
            <text:p>10723.909975</text:p>
          </table:table-cell>
          <table:table-cell table:style-name="ce1" table:formula="of:=IF([.E43]=&quot;&quot;;&quot;&quot;;COM.MICROSOFT.STDEV.S([.B43:.E43]))" office:value-type="float" office:value="5449.72742009634" calcext:value-type="float">
            <text:p>5449.72742009634</text:p>
          </table:table-cell>
          <table:table-cell/>
          <table:table-cell table:style-name="ce1" office:value-type="string" calcext:value-type="string">
            <text:p>Average waiting time per process</text:p>
          </table:table-cell>
          <table:table-cell table:style-name="ce2" office:value-type="float" office:value="8857.0714" calcext:value-type="float">
            <text:p>8857.0714</text:p>
          </table:table-cell>
          <table:table-cell table:style-name="ce2" office:value-type="float" office:value="12939.6" calcext:value-type="float">
            <text:p>12939.6</text:p>
          </table:table-cell>
          <table:table-cell table:style-name="ce2" office:value-type="float" office:value="18344.1333" calcext:value-type="float">
            <text:p>18344.1333</text:p>
          </table:table-cell>
          <table:table-cell table:style-name="ce2" office:value-type="float" office:value="8637.4167" calcext:value-type="float">
            <text:p>8637.4167</text:p>
          </table:table-cell>
          <table:table-cell table:style-name="ce1" table:formula="of:=IF([.M43]=&quot;&quot;;&quot;&quot;;AVERAGE([.J43:.M43]))" office:value-type="float" office:value="12194.55535" calcext:value-type="float">
            <text:p>12194.55535</text:p>
          </table:table-cell>
          <table:table-cell table:style-name="ce1" table:formula="of:=IF([.M43]=&quot;&quot;;&quot;&quot;;COM.MICROSOFT.STDEV.S([.J43:.M43]))" office:value-type="float" office:value="4552.08505286135" calcext:value-type="float">
            <text:p>4552.08505286135</text:p>
          </table:table-cell>
          <table:table-cell/>
          <table:table-cell table:style-name="ce1" table:formula="of:=IF(OR([.F43]=&quot;&quot;;[.N43]=&quot;&quot;);&quot;&quot;;TTEST([.B43:.E43];[.J43:.M43];2;1))" office:value-type="float" office:value="0.757264396268381" calcext:value-type="float">
            <text:p>0.757264396268381</text:p>
          </table:table-cell>
          <table:table-cell table:style-name="ce1" table:formula="of:=IF([.Q43]=&quot;&quot;;&quot;&quot;;IF([.Q43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verage turnaround time per process</text:p>
          </table:table-cell>
          <table:table-cell table:style-name="ce2" office:value-type="float" office:value="7984" calcext:value-type="float">
            <text:p>7984</text:p>
          </table:table-cell>
          <table:table-cell table:style-name="ce2" office:value-type="float" office:value="11823.3571" calcext:value-type="float">
            <text:p>11823.3571</text:p>
          </table:table-cell>
          <table:table-cell table:style-name="ce2" office:value-type="float" office:value="7931.2857" calcext:value-type="float">
            <text:p>7931.2857</text:p>
          </table:table-cell>
          <table:table-cell table:style-name="ce2" office:value-type="float" office:value="19559.8125" calcext:value-type="float">
            <text:p>19559.8125</text:p>
          </table:table-cell>
          <table:table-cell table:style-name="ce1" table:formula="of:=IF([.E44]=&quot;&quot;;&quot;&quot;;AVERAGE([.B44:.E44]))" office:value-type="float" office:value="11824.613825" calcext:value-type="float">
            <text:p>11824.613825</text:p>
          </table:table-cell>
          <table:table-cell table:style-name="ce1" table:formula="of:=IF([.E44]=&quot;&quot;;&quot;&quot;;COM.MICROSOFT.STDEV.S([.B44:.E44]))" office:value-type="float" office:value="5469.35762720439" calcext:value-type="float">
            <text:p>5469.35762720439</text:p>
          </table:table-cell>
          <table:table-cell/>
          <table:table-cell table:style-name="ce1" office:value-type="string" calcext:value-type="string">
            <text:p>Average turnaround time per process</text:p>
          </table:table-cell>
          <table:table-cell table:style-name="ce2" office:value-type="float" office:value="10294.8571" calcext:value-type="float">
            <text:p>10294.8571</text:p>
          </table:table-cell>
          <table:table-cell table:style-name="ce2" office:value-type="float" office:value="13916" calcext:value-type="float">
            <text:p>13916</text:p>
          </table:table-cell>
          <table:table-cell table:style-name="ce2" office:value-type="float" office:value="19356.5333" calcext:value-type="float">
            <text:p>19356.5333</text:p>
          </table:table-cell>
          <table:table-cell table:style-name="ce2" office:value-type="float" office:value="9956.8333" calcext:value-type="float">
            <text:p>9956.8333</text:p>
          </table:table-cell>
          <table:table-cell table:style-name="ce11" table:formula="of:=IF([.M44]=&quot;&quot;;&quot;&quot;;AVERAGE([.J44:.M44]))" office:value-type="float" office:value="13381.055925" calcext:value-type="float">
            <text:p>13381.055925</text:p>
          </table:table-cell>
          <table:table-cell table:style-name="ce11" table:formula="of:=IF([.M44]=&quot;&quot;;&quot;&quot;;COM.MICROSOFT.STDEV.S([.J44:.M44]))" office:value-type="float" office:value="4368.15822345863" calcext:value-type="float">
            <text:p>4368.15822345863</text:p>
          </table:table-cell>
          <table:table-cell/>
          <table:table-cell table:style-name="ce11" table:formula="of:=IF(OR([.F44]=&quot;&quot;;[.N44]=&quot;&quot;);&quot;&quot;;TTEST([.B44:.E44];[.J44:.M44];2;1))" office:value-type="float" office:value="0.741868977183913" calcext:value-type="float">
            <text:p>0.741868977183913</text:p>
          </table:table-cell>
          <table:table-cell table:style-name="ce1" table:formula="of:=IF([.Q44]=&quot;&quot;;&quot;&quot;;IF([.Q44]&gt;[.$R$6];&quot;Médias iguais&quot;;&quot;Médias diferentes&quot;))" office:value-type="string" office:string-value="Médias iguais" calcext:value-type="string">
            <text:p>Médias iguais</text:p>
          </table:table-cell>
          <table:table-cell table:number-columns-repeated="100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.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10:13:10.7815422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ados_20_Lidos" style:display-name="PageStyle_Dados Li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Albuquerque</meta:initial-creator>
    <meta:creation-date>2017-10-30T16:29:18</meta:creation-date>
    <dc:date>2017-11-08T17:26:31.879372292</dc:date>
    <meta:generator>LibreOffice/5.3.1.2$Linux_X86_64 LibreOffice_project/30m0$Build-2</meta:generator>
    <meta:editing-duration>PT3H11M22S</meta:editing-duration>
    <meta:editing-cycles>4</meta:editing-cycles>
    <meta:document-statistic meta:table-count="1" meta:cell-count="5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fb679aa3-805c-48ef-acf5-a2f7e623a44e</meta:user-defined>
  </office:meta>
</office:document-meta>
</file>